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Haskell – inne (niż w Clojure) podejście do programowania</text:span></text:p>
            <text:p><text:span text:style-name="T2">Bartek Etenkowsk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jważniejsze cechy języ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ysto funkcyjny (<text:span text:style-name="T3">pure functional language</text:span><text:span text:style-name="T4">)</text:span></text:p>
              </text:list-item>
              <text:list-item>
                <text:p><text:span text:style-name="T4">Oparty na wartościowaniu leniwym (</text:span><text:span text:style-name="T3">lazy evaluation</text:span><text:span text:style-name="T4">)</text:span></text:p>
              </text:list-item>
              <text:list-item>
                <text:p><text:span text:style-name="T4">Statycznie typowan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</text:p>
          </draw:text-box>
        </draw:frame>
        <draw:frame presentation:style-name="Default-outline2" draw:layer="layout" svg:width="25.199cm" svg:height="12.179cm" svg:x="1.4cm" svg:y="4.914cm" presentation:class="outline">
          <draw:text-box>
            <text:list text:style-name="L2">
              <text:list-item>
                <text:p>Uruchamia się poleceniem ghci (albo za pomocą EclipseFP)</text:p>
              </text:list-item>
              <text:list-item>
                <text:p>Najważniejsze polecenia:</text:p>
                <text:list>
                  <text:list-item>
                    <text:p>:q – wyjście</text:p>
                  </text:list-item>
                  <text:list-item>
                    <text:p>ctrl+c – przerwanie obliczenia (bardziej przydatne, niż Wam się teraz wydaje)</text:p>
                  </text:list-item>
                  <text:list-item>
                    <text:p>:load NazwaModułu – wczytanie modułu z pliku</text:p>
                  </text:list-item>
                  <text:list-item>
                    <text:p>:reload – ponowne wczytanie modułów załadowanych z plików</text:p>
                  </text:list-item>
                  <text:list-item>
                    <text:p><text:span text:style-name="T5">import NazwaModułu</text:span> – wczytanie zainstalowanego modułu (bez dwukropka!)</text:p>
                  </text:list-item>
                  <text:list-item>
                    <text:p><text:span text:style-name="T5">:t wyrażenie</text:span> – sprawdzenie typu wyrażenia</text:p>
                  </text:list-item>
                </text:list>
              </text:list-item>
              <text:list-item>
                <text:p>Polecenia :load i :reload EclipseFP wykonuje automatyczn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 – trochę zabaw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wdźmy, czy wszystko u Was działa:</text:p>
                <text:list>
                  <text:list-item>
                    <text:p>cd HaskellTest/src</text:p>
                  </text:list-item>
                  <text:list-item>
                    <text:p>ghci</text:p>
                  </text:list-item>
                  <text:list-item>
                    <text:p>:load Module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ładn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kładnia OCamla jest podobna do składni Haskella – ułatwienie dla MIMUWu</text:p>
              </text:list-item>
              <text:list-item>
                <text:p>Niektóre nazwy muszą mieć na początku małą literę, inne - wielką</text:p>
              </text:list-item>
              <text:list-item>
                <text:p>Nawiasów dużo mniej niż w Clojure</text:p>
              </text:list-item>
              <text:list-item>
                <text:p>Wcięcia mogą mieć znaczen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entarz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ebraiczne typy danyc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liczanie leniw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seas.upenn.edu/~cis194/lectures.html – dobre skrypty do wykład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1.929cm">
        <text:list-style style:name="Default-outline2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language-asian="zh" style:country-asian="CN" style:font-style-asian="normal" style:font-weight-asian="normal" style:font-name-complex="FreeSans" style:font-family-complex="FreeSans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23:53:49.127048921</meta:creation-date>
    <meta:generator>LibreOffice/4.2.4.2$Linux_X86_64 LibreOffice_project/420m0$Build-2</meta:generator>
    <dc:date>2014-08-13T01:45:02.035166856</dc:date>
    <meta:editing-duration>PT1H43M38S</meta:editing-duration>
    <meta:editing-cycles>46</meta:editing-cycles>
    <meta:document-statistic meta:object-count="61"/>
  </office:meta>
</office:document-meta>
</file>